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1bc762" officeooo:paragraph-rsid="00005e1b"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bold" officeooo:rsid="001bc762" officeooo:paragraph-rsid="00005e1b"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18pt" fo:font-weight="bold" officeooo:rsid="001bc762" officeooo:paragraph-rsid="00005e1b"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6pt" fo:font-weight="bold" officeooo:rsid="001bc762" officeooo:paragraph-rsid="00005e1b"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text-line-through-style="none" style:text-line-through-type="none" fo:font-size="12pt" fo:font-weight="normal" officeooo:rsid="00005e1b" officeooo:paragraph-rsid="00005e1b"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fo:font-size="12pt" fo:font-weight="normal" officeooo:rsid="00094401" officeooo:paragraph-rsid="00005e1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text-line-through-style="none" style:text-line-through-type="none" fo:font-size="12pt" fo:font-weight="normal" officeooo:rsid="001bc762" officeooo:paragraph-rsid="00005e1b"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font-size="18pt" fo:font-weight="bold" officeooo:rsid="001bc762" officeooo:paragraph-rsid="00005e1b" style:font-size-asian="15.75pt" style:font-weight-asian="bold" style:font-size-complex="18pt" style:font-weight-complex="bold"/>
    </style:style>
    <style:style style:name="P9" style:family="paragraph" style:parent-style-name="Standard">
      <style:paragraph-properties fo:text-align="start" style:justify-single-word="false"/>
      <style:text-properties fo:font-size="12pt" fo:font-weight="normal" officeooo:rsid="000a05af" officeooo:paragraph-rsid="000a05a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text-line-through-style="none" style:text-line-through-type="none" fo:font-size="12pt" fo:font-weight="normal" officeooo:rsid="00005e1b" officeooo:paragraph-rsid="00005e1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text-line-through-style="none" style:text-line-through-type="none" fo:font-size="12pt" fo:font-weight="normal" officeooo:rsid="000a05af" officeooo:paragraph-rsid="000a05af" style:font-size-asian="10.5pt" style:font-weight-asian="normal" style:font-size-complex="12pt" style:font-weight-complex="normal"/>
    </style:style>
    <style:style style:name="T1" style:family="text">
      <style:text-properties officeooo:rsid="00005e1b"/>
    </style:style>
    <style:style style:name="T2" style:family="text">
      <style:text-properties fo:font-weight="normal" style:font-weight-asian="normal" style:font-weight-complex="normal"/>
    </style:style>
    <style:style style:name="T3" style:family="text">
      <style:text-properties fo:font-weight="normal" officeooo:rsid="00005e1b" style:font-weight-asian="normal" style:font-weight-complex="normal"/>
    </style:style>
    <style:style style:name="T4" style:family="text">
      <style:text-properties fo:font-weight="normal" officeooo:rsid="001d28b6" style:font-weight-asian="normal" style:font-weight-complex="normal"/>
    </style:style>
    <style:style style:name="T5" style:family="text">
      <style:text-properties fo:font-weight="normal" officeooo:rsid="000a05af" style:font-weight-asian="normal" style:font-weight-complex="normal"/>
    </style:style>
    <style:style style:name="T6" style:family="text">
      <style:text-properties officeooo:rsid="000a05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boration <text:span text:style-name="T6">3</text:span> – <text:span text:style-name="T1">Bankaffärer</text:span></text:p>
      <text:p text:style-name="P3"/>
      <text:p text:style-name="P4">Laborationsdata</text:p>
      <text:p text:style-name="P2">Namn: <text:span text:style-name="T2">Tommy Yasi</text:span></text:p>
      <text:p text:style-name="P2">Login-id: <text:span text:style-name="T2">toya1800</text:span></text:p>
      <text:p text:style-name="P2">Laboration: <text:span text:style-name="T1">2</text:span><text:span text:style-name="T2"> – </text:span><text:span text:style-name="T3">Bankaffärer</text:span></text:p>
      <text:p text:style-name="P2">Datum: <text:span text:style-name="T2">2019-0</text:span><text:span text:style-name="T3">5-</text:span><text:span text:style-name="T5">28</text:span></text:p>
      <text:p text:style-name="P2">Utvecklingsmiljö: <text:span text:style-name="T2">C</text:span><text:span text:style-name="T4">L</text:span><text:span text:style-name="T2">ion</text:span></text:p>
      <text:p text:style-name="P1"/>
      <text:p text:style-name="P4">Filer</text:p>
      <text:p text:style-name="P5">konto.h, konto.cpp</text:p>
      <text:p text:style-name="P11">transactionAccount.h, transactionAccount.cpp</text:p>
      <text:p text:style-name="P11">savingsAccount.h, savingsAccount.cpp</text:p>
      <text:p text:style-name="P11">longSavingsAccount.h, longSavingsAccount.cpp</text:p>
      <text:p text:style-name="P5">bankKund.h, bankKund.cpp</text:p>
      <text:p text:style-name="P5">bank.h, bank.cpp</text:p>
      <text:p text:style-name="P5">testProgram.h, testProgram.cpp</text:p>
      <text:p text:style-name="P6">main.cpp</text:p>
      <text:p text:style-name="P7"/>
      <text:p text:style-name="P4">Slutsatser</text:p>
      <text:p text:style-name="P9">Tog lite tid men fanns mindre att göra till skillnad från labb 2. Lyckades till slut fixa problemet, lärde mig mer om hur klasser kan ”ärva” olika funktioner från varandra och varför det kan vara effektiv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family-generic="roman"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8:21:30.134000000</meta:creation-date>
    <dc:date>2019-05-28T18:24:12.868000000</dc:date>
    <meta:editing-duration>PT2M43S</meta:editing-duration>
    <meta:editing-cycles>1</meta:editing-cycles>
    <meta:document-statistic meta:table-count="0" meta:image-count="0" meta:object-count="0" meta:page-count="1" meta:paragraph-count="18" meta:word-count="69" meta:character-count="583" meta:non-whitespace-character-count="530"/>
    <meta:generator>LibreOffice/6.1.1.2$Windows_X86_64 LibreOffice_project/5d19a1bfa650b796764388cd8b33a5af1f5baa1b</meta:generator>
  </office:meta>
</office:document-meta>
</file>